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rsid="00016b58" officeooo:paragraph-rsid="0009f26e"/>
    </style:style>
    <style:style style:name="P2" style:family="paragraph" style:parent-style-name="Title">
      <style:text-properties officeooo:rsid="00016b58" officeooo:paragraph-rsid="003bb9e7"/>
    </style:style>
    <style:style style:name="P3" style:family="paragraph" style:parent-style-name="Text_20_body">
      <style:paragraph-properties fo:text-align="start" style:justify-single-word="false"/>
      <style:text-properties officeooo:rsid="0045d4c2" officeooo:paragraph-rsid="0045d4c2"/>
    </style:style>
    <style:style style:name="P4" style:family="paragraph" style:parent-style-name="Title">
      <style:paragraph-properties fo:text-align="start" style:justify-single-word="false"/>
      <style:text-properties officeooo:rsid="0041a1e5" officeooo:paragraph-rsid="0041a1e5"/>
    </style:style>
    <style:style style:name="T1" style:family="text">
      <style:text-properties officeooo:rsid="00016b5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ext-input text:description="&lt;for each=&quot;product in objects&quot;&gt;">[for product in objects]</text:text-input></text:p>
      <text:p text:style-name="P1"><text:text-input text:description="&lt;setLang('lv_LV')&gt;">setLang</text:text-input></text:p>
      <text:p text:style-name="P1"><text:text-input text:description="&lt;product&gt;">SOMETHING FAILED!</text:text-input></text:p>
      <text:p text:style-name="P2"/>
      <text:p text:style-name="P1"><text:text-input text:description="&lt;setLang('en_US')&gt;">setLang</text:text-input></text:p>
      <text:p text:style-name="P1"><text:text-input text:description="&lt;product&gt;">SOMETHING FAILED!</text:text-input></text:p>
      <text:p text:style-name="P4"><text:text-input text:description="&lt;/for&gt;">[/for product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lv" fo:country="LV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v" fo:country="LV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3:07:16.286868289</meta:creation-date>
    <dc:date>2018-04-24T14:36:17.839893284</dc:date>
    <meta:editing-duration>PT11H52M30S</meta:editing-duration>
    <meta:editing-cycles>44</meta:editing-cycles>
    <meta:generator>LibreOffice/6.0.3.2$Linux_X86_64 LibreOffice_project/00m0$Build-2</meta:generator>
    <meta:document-statistic meta:table-count="0" meta:image-count="0" meta:object-count="0" meta:page-count="1" meta:paragraph-count="6" meta:word-count="24" meta:character-count="98" meta:non-whitespace-character-count="92"/>
  </office:meta>
</office:document-meta>
</file>